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88cm" style:rel-column-width="900*"/>
    </style:style>
    <style:style style:name="Table1.B" style:family="table-column">
      <style:table-column-properties style:column-width="12.494cm" style:rel-column-width="7083*"/>
    </style:style>
    <style:style style:name="Table1.C" style:family="table-column">
      <style:table-column-properties style:column-width="2.919cm" style:rel-column-width="16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kemon Top Trumps Requirement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f.</text:p>
            </table:table-cell>
            <table:table-cell table:style-name="Table1.A1" office:value-type="string">
              <text:p text:style-name="Table_20_Heading">Requirement</text:p>
            </table:table-cell>
            <table:table-cell table:style-name="Table1.C1" office:value-type="string">
              <text:p text:style-name="Table_20_Heading">Must/Should/Could/Won't</text:p>
            </table:table-cell>
          </table:table-row>
        </table:table-header-rows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User and Computer are assigned random Pokemon from the Kanto region (ids 1-151)</text:p>
          </table:table-cell>
          <table:table-cell table:style-name="Table1.C2" office:value-type="string">
            <text:p text:style-name="Table_20_Contents">Must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The Pokemon API will be used to retrieve Pokemon statistics.</text:p>
          </table:table-cell>
          <table:table-cell table:style-name="Table1.C2" office:value-type="string">
            <text:p text:style-name="Table_20_Contents">Must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The game will allow comparison of Pokemon Height and Weight.</text:p>
          </table:table-cell>
          <table:table-cell table:style-name="Table1.C2" office:value-type="string">
            <text:p text:style-name="Table_20_Contents">Must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The game will allow comparison of Pokemon Type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The statistics of the randomly selected Pokemon will be displayed to the User.</text:p>
          </table:table-cell>
          <table:table-cell table:style-name="Table1.C2" office:value-type="string">
            <text:p text:style-name="Table_20_Contents">Must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The User can choose which statistic they wish to compare.</text:p>
          </table:table-cell>
          <table:table-cell table:style-name="Table1.C2" office:value-type="string">
            <text:p text:style-name="Table_20_Contents">Must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When the chosen statistic is compared with the equivalent statistic belonging to the Computer's Pokemon, the result will be reported to the user.</text:p>
          </table:table-cell>
          <table:table-cell table:style-name="Table1.C2" office:value-type="string">
            <text:p text:style-name="Table_20_Contents">Should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The User can choose to play with a pack of Pokemon rather than a single card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At the end of each round, the number of cards in the User's and Computer's Pokemon list will be reported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The Application assigns random Pokemon from the entire Pokemon API (i.e. up to id 809)</text:p>
          </table:table-cell>
          <table:table-cell table:style-name="Table1.C2" office:value-type="string">
            <text:p text:style-name="Table_20_Contents">Won't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The User can choose to play Top Trumps using the Harry Potter, Star Wars or Pokemon universes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>A GUI will be provided to the user, incorporating pictures of the selected Pokemon as well as the other data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>The User can choose to end the game after each round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B2" office:value-type="string">
            <text:p text:style-name="Table_20_Contents">When the Computer wins a round, the Computer randomly selects a statistic to compare in the next round.</text:p>
          </table:table-cell>
          <table:table-cell table:style-name="Table1.C2" office:value-type="string">
            <text:p text:style-name="Table_20_Contents">Could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string">
            <text:p text:style-name="Table_20_Contents">When the User wins a round, the User can select which statistic to compare in the next round.</text:p>
          </table:table-cell>
          <table:table-cell table:style-name="Table1.C2" office:value-type="string">
            <text:p text:style-name="Table_20_Contents">Should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Behan</meta:initial-creator>
    <meta:creation-date>2022-04-21T20:00:48.26</meta:creation-date>
    <dc:date>2022-04-21T21:38:23.25</dc:date>
    <dc:creator>Sarah Behan</dc:creator>
    <meta:editing-duration>PT1H37M24S</meta:editing-duration>
    <meta:editing-cycles>24</meta:editing-cycles>
    <meta:generator>OpenOffice/4.1.7$Win32 OpenOffice.org_project/417m1$Build-9800</meta:generator>
    <meta:document-statistic meta:table-count="1" meta:image-count="0" meta:object-count="0" meta:page-count="1" meta:paragraph-count="49" meta:word-count="259" meta:character-count="1408"/>
  </office:meta>
</office:document-meta>
</file>